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hreadsTable" style:family="table">
      <style:table-properties style:width="6.925in" table:align="margins"/>
    </style:style>
    <style:style style:name="ThreadsTable.A" style:family="table-column">
      <style:table-column-properties style:column-width="2.3083in" style:rel-column-width="21845*"/>
    </style:style>
    <style:style style:name="ThreadsTable.A1" style:family="table-cell">
      <style:table-cell-properties style:writing-mode="pag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2d2212" officeooo:paragraph-rsid="002d2212"/>
    </style:style>
    <style:style style:name="P3" style:family="paragraph" style:parent-style-name="Heading_20_1">
      <style:paragraph-properties fo:break-before="page"/>
      <style:text-properties officeooo:rsid="002ed346" officeooo:paragraph-rsid="002ed346"/>
    </style:style>
    <style:style style:name="P4" style:family="paragraph" style:parent-style-name="Heading_20_1">
      <style:paragraph-properties fo:break-before="page"/>
      <style:text-properties officeooo:rsid="002f3a36" officeooo:paragraph-rsid="002f3a36"/>
    </style:style>
    <style:style style:name="P5" style:family="paragraph" style:parent-style-name="Heading_20_1">
      <style:paragraph-properties fo:break-before="page"/>
      <style:text-properties officeooo:paragraph-rsid="002d2212"/>
    </style:style>
    <style:style style:name="P6" style:family="paragraph" style:parent-style-name="Heading_20_1">
      <style:paragraph-properties fo:break-before="page"/>
      <style:text-properties officeooo:rsid="005ed7b0" officeooo:paragraph-rsid="005ed7b0"/>
    </style:style>
    <style:style style:name="P7" style:family="paragraph" style:parent-style-name="Heading_20_1">
      <style:paragraph-properties fo:break-before="page"/>
      <style:text-properties officeooo:rsid="006eb0dc" officeooo:paragraph-rsid="006eb0dc"/>
    </style:style>
    <style:style style:name="P8" style:family="paragraph" style:parent-style-name="Heading_20_1">
      <style:paragraph-properties fo:break-before="page"/>
      <style:text-properties officeooo:rsid="00775721" officeooo:paragraph-rsid="00775721"/>
    </style:style>
    <style:style style:name="P9" style:family="paragraph" style:parent-style-name="Table_20_Contents">
      <style:text-properties officeooo:rsid="006fb0ff" officeooo:paragraph-rsid="006fb0ff"/>
    </style:style>
    <style:style style:name="P10" style:family="paragraph" style:parent-style-name="Table_20_Contents">
      <style:text-properties officeooo:rsid="00727a4a" officeooo:paragraph-rsid="00727a4a"/>
    </style:style>
    <style:style style:name="P11" style:family="paragraph" style:parent-style-name="Table_20_Contents" style:list-style-name="L1">
      <style:text-properties officeooo:paragraph-rsid="0073a985"/>
    </style:style>
    <style:style style:name="P12" style:family="paragraph" style:parent-style-name="Table_20_Contents" style:list-style-name="L1">
      <style:text-properties officeooo:rsid="00753899" officeooo:paragraph-rsid="00753899"/>
    </style:style>
    <style:style style:name="P13" style:family="paragraph" style:parent-style-name="Table_20_Heading">
      <style:text-properties officeooo:rsid="006fb0ff" officeooo:paragraph-rsid="006fb0ff"/>
    </style:style>
    <style:style style:name="P14" style:family="paragraph" style:parent-style-name="Text_20_body" style:list-style-name="L2">
      <style:text-properties officeooo:rsid="001cd643" officeooo:paragraph-rsid="001cd643"/>
    </style:style>
    <style:style style:name="P15" style:family="paragraph" style:parent-style-name="Text_20_body" style:list-style-name="L2">
      <style:text-properties officeooo:rsid="001e66c9" officeooo:paragraph-rsid="001e66c9"/>
    </style:style>
    <style:style style:name="P16" style:family="paragraph" style:parent-style-name="Text_20_body" style:list-style-name="L2">
      <style:text-properties officeooo:rsid="001e935d" officeooo:paragraph-rsid="001e935d"/>
    </style:style>
    <style:style style:name="P17" style:family="paragraph" style:parent-style-name="Text_20_body" style:list-style-name="L2">
      <style:text-properties officeooo:rsid="00201b83" officeooo:paragraph-rsid="00201b83"/>
    </style:style>
    <style:style style:name="P18" style:family="paragraph" style:parent-style-name="Text_20_body" style:list-style-name="L2">
      <style:text-properties officeooo:rsid="0021bed0" officeooo:paragraph-rsid="0021bed0"/>
    </style:style>
    <style:style style:name="P19" style:family="paragraph" style:parent-style-name="Text_20_body" style:list-style-name="L2">
      <style:text-properties officeooo:rsid="0022e4f0" officeooo:paragraph-rsid="0022e4f0"/>
    </style:style>
    <style:style style:name="P20" style:family="paragraph" style:parent-style-name="Text_20_body" style:list-style-name="L2">
      <style:text-properties officeooo:rsid="0023106f" officeooo:paragraph-rsid="0023106f"/>
    </style:style>
    <style:style style:name="P21" style:family="paragraph" style:parent-style-name="Text_20_body" style:list-style-name="L2">
      <style:text-properties officeooo:rsid="002459c4" officeooo:paragraph-rsid="002459c4"/>
    </style:style>
    <style:style style:name="P22" style:family="paragraph" style:parent-style-name="Text_20_body" style:list-style-name="L2">
      <style:text-properties officeooo:rsid="0025d5dd" officeooo:paragraph-rsid="0025d5dd"/>
    </style:style>
    <style:style style:name="P23" style:family="paragraph" style:parent-style-name="Text_20_body" style:list-style-name="L2">
      <style:text-properties officeooo:rsid="00265867" officeooo:paragraph-rsid="00265867"/>
    </style:style>
    <style:style style:name="P24" style:family="paragraph" style:parent-style-name="Text_20_body" style:list-style-name="L2">
      <style:text-properties officeooo:rsid="0026b991" officeooo:paragraph-rsid="0026b991"/>
    </style:style>
    <style:style style:name="P25" style:family="paragraph" style:parent-style-name="Text_20_body" style:list-style-name="L2">
      <style:text-properties officeooo:rsid="0026f52c" officeooo:paragraph-rsid="0026f52c"/>
    </style:style>
    <style:style style:name="P26" style:family="paragraph" style:parent-style-name="Text_20_body" style:list-style-name="L3">
      <style:text-properties officeooo:rsid="002ff55c" officeooo:paragraph-rsid="002ff55c"/>
    </style:style>
    <style:style style:name="P27" style:family="paragraph" style:parent-style-name="Text_20_body" style:list-style-name="L3">
      <style:text-properties officeooo:rsid="0033990c" officeooo:paragraph-rsid="0033990c"/>
    </style:style>
    <style:style style:name="P28" style:family="paragraph" style:parent-style-name="Text_20_body" style:list-style-name="L3">
      <style:text-properties officeooo:rsid="0037a24c" officeooo:paragraph-rsid="0037a24c"/>
    </style:style>
    <style:style style:name="P29" style:family="paragraph" style:parent-style-name="Text_20_body" style:list-style-name="L3">
      <style:text-properties officeooo:rsid="00394514" officeooo:paragraph-rsid="00394514"/>
    </style:style>
    <style:style style:name="P30" style:family="paragraph" style:parent-style-name="Text_20_body" style:list-style-name="L3">
      <style:text-properties officeooo:rsid="003b1483" officeooo:paragraph-rsid="003b1483"/>
    </style:style>
    <style:style style:name="P31" style:family="paragraph" style:parent-style-name="Text_20_body" style:list-style-name="L3">
      <style:text-properties officeooo:rsid="00400d0f" officeooo:paragraph-rsid="00400d0f"/>
    </style:style>
    <style:style style:name="P32" style:family="paragraph" style:parent-style-name="Text_20_body" style:list-style-name="L3">
      <style:text-properties officeooo:rsid="00414dfe" officeooo:paragraph-rsid="00414dfe"/>
    </style:style>
    <style:style style:name="P33" style:family="paragraph" style:parent-style-name="Text_20_body" style:list-style-name="L3">
      <style:text-properties officeooo:rsid="0045df3b" officeooo:paragraph-rsid="0045df3b"/>
    </style:style>
    <style:style style:name="P34" style:family="paragraph" style:parent-style-name="Text_20_body" style:list-style-name="L3">
      <style:text-properties officeooo:rsid="00478484" officeooo:paragraph-rsid="00478484"/>
    </style:style>
    <style:style style:name="P35" style:family="paragraph" style:parent-style-name="Text_20_body" style:list-style-name="L3">
      <style:text-properties officeooo:rsid="004b5294" officeooo:paragraph-rsid="004b5294"/>
    </style:style>
    <style:style style:name="P36" style:family="paragraph" style:parent-style-name="Text_20_body" style:list-style-name="L3">
      <style:text-properties officeooo:rsid="004b6473" officeooo:paragraph-rsid="004b6473"/>
    </style:style>
    <style:style style:name="P37" style:family="paragraph" style:parent-style-name="Text_20_body" style:list-style-name="L4">
      <style:text-properties officeooo:rsid="00514683" officeooo:paragraph-rsid="00514683"/>
    </style:style>
    <style:style style:name="P38" style:family="paragraph" style:parent-style-name="Text_20_body" style:list-style-name="L4">
      <style:text-properties officeooo:rsid="005378ca" officeooo:paragraph-rsid="005378ca"/>
    </style:style>
    <style:style style:name="P39" style:family="paragraph" style:parent-style-name="Text_20_body" style:list-style-name="L4">
      <style:text-properties officeooo:rsid="005978b5" officeooo:paragraph-rsid="005978b5"/>
    </style:style>
    <style:style style:name="P40" style:family="paragraph" style:parent-style-name="Text_20_body" style:list-style-name="L5">
      <style:text-properties officeooo:rsid="0065a496" officeooo:paragraph-rsid="0065a496"/>
    </style:style>
    <style:style style:name="P41" style:family="paragraph" style:parent-style-name="Text_20_body" style:list-style-name="L5">
      <style:text-properties officeooo:rsid="0065cb64" officeooo:paragraph-rsid="0065cb64"/>
    </style:style>
    <style:style style:name="P42" style:family="paragraph" style:parent-style-name="Text_20_body" style:list-style-name="L5">
      <style:text-properties officeooo:rsid="0066823e" officeooo:paragraph-rsid="0066823e"/>
    </style:style>
    <style:style style:name="P43" style:family="paragraph" style:parent-style-name="Text_20_body" style:list-style-name="L6">
      <style:text-properties officeooo:rsid="0068a325" officeooo:paragraph-rsid="0068a325"/>
    </style:style>
    <style:style style:name="P44" style:family="paragraph" style:parent-style-name="Text_20_body" style:list-style-name="L7">
      <style:text-properties officeooo:rsid="006b5014" officeooo:paragraph-rsid="006b5014"/>
    </style:style>
    <style:style style:name="P45" style:family="paragraph" style:parent-style-name="Text_20_body">
      <style:text-properties officeooo:paragraph-rsid="006eb0dc"/>
    </style:style>
    <style:style style:name="P46" style:family="paragraph" style:parent-style-name="Text_20_body" style:list-style-name="L8">
      <style:text-properties officeooo:rsid="0078ca11" officeooo:paragraph-rsid="0078ca11"/>
    </style:style>
    <style:style style:name="P47" style:family="paragraph" style:parent-style-name="Text_20_body" style:list-style-name="L8">
      <style:text-properties officeooo:rsid="0078ca11" officeooo:paragraph-rsid="007ba4b7"/>
    </style:style>
    <style:style style:name="P48" style:family="paragraph" style:parent-style-name="Text_20_body">
      <style:text-properties officeooo:rsid="0078ca11" officeooo:paragraph-rsid="007ba4b7"/>
    </style:style>
    <style:style style:name="P49" style:family="paragraph" style:parent-style-name="Text_20_body" style:list-style-name="L8">
      <style:text-properties officeooo:rsid="007b44da" officeooo:paragraph-rsid="007b44da"/>
    </style:style>
    <style:style style:name="P50" style:family="paragraph" style:parent-style-name="Text_20_body">
      <style:text-properties officeooo:rsid="007f7e42" officeooo:paragraph-rsid="007f7e42"/>
    </style:style>
    <style:style style:name="P51" style:family="paragraph" style:parent-style-name="Text_20_body">
      <style:text-properties officeooo:rsid="008016fb" officeooo:paragraph-rsid="008016fb"/>
    </style:style>
    <style:style style:name="P52" style:family="paragraph" style:parent-style-name="Text_20_body">
      <style:text-properties officeooo:rsid="0081d8e0" officeooo:paragraph-rsid="0081d8e0"/>
    </style:style>
    <style:style style:name="P53" style:family="paragraph" style:parent-style-name="Text_20_body">
      <style:text-properties officeooo:rsid="008ca45e" officeooo:paragraph-rsid="008ca45e"/>
    </style:style>
    <style:style style:name="P54" style:family="paragraph" style:parent-style-name="Text_20_body">
      <style:text-properties fo:font-style="normal" officeooo:rsid="008e14a8" officeooo:paragraph-rsid="008e14a8" style:font-style-asian="normal" style:font-style-complex="normal"/>
    </style:style>
    <style:style style:name="P55" style:family="paragraph" style:parent-style-name="Text_20_body">
      <style:text-properties fo:font-style="normal" officeooo:rsid="00907abd" officeooo:paragraph-rsid="00907abd" style:font-style-asian="normal" style:font-style-complex="normal"/>
    </style:style>
    <style:style style:name="P56" style:family="paragraph" style:parent-style-name="Text_20_body">
      <style:text-properties fo:font-style="normal" officeooo:rsid="00939cf3" officeooo:paragraph-rsid="00939cf3" style:font-style-asian="normal" style:font-style-complex="normal"/>
    </style:style>
    <style:style style:name="P57" style:family="paragraph" style:parent-style-name="Text_20_body">
      <style:text-properties fo:font-style="normal" officeooo:rsid="0095db43" officeooo:paragraph-rsid="0095db43" style:font-style-asian="normal" style:font-style-complex="normal"/>
    </style:style>
    <style:style style:name="P58" style:family="paragraph" style:parent-style-name="Text_20_body" style:list-style-name="L9">
      <style:text-properties officeooo:rsid="009cd487" officeooo:paragraph-rsid="009cd487"/>
    </style:style>
    <style:style style:name="P59" style:family="paragraph" style:parent-style-name="Text_20_body" style:list-style-name="L9">
      <style:text-properties officeooo:rsid="009da9d6" officeooo:paragraph-rsid="009da9d6"/>
    </style:style>
    <style:style style:name="P60" style:family="paragraph" style:parent-style-name="Text_20_body" style:list-style-name="L9">
      <style:text-properties officeooo:rsid="009e7a6f" officeooo:paragraph-rsid="009e7a6f"/>
    </style:style>
    <style:style style:name="P61" style:family="paragraph" style:parent-style-name="Text_20_body" style:list-style-name="L9">
      <style:text-properties officeooo:rsid="00a06c6a" officeooo:paragraph-rsid="00a06c6a"/>
    </style:style>
    <style:style style:name="P62" style:family="paragraph" style:parent-style-name="Text_20_body" style:list-style-name="L9">
      <style:text-properties officeooo:rsid="00a18d7c" officeooo:paragraph-rsid="00a18d7c"/>
    </style:style>
    <style:style style:name="P63" style:family="paragraph" style:parent-style-name="Text_20_body" style:list-style-name="L9">
      <style:text-properties officeooo:rsid="00a1e7d1" officeooo:paragraph-rsid="00a1e7d1"/>
    </style:style>
    <style:style style:name="P64" style:family="paragraph" style:parent-style-name="Text_20_body" style:list-style-name="L9">
      <style:text-properties officeooo:rsid="00a3795b" officeooo:paragraph-rsid="00a3795b"/>
    </style:style>
    <style:style style:name="P65" style:family="paragraph" style:parent-style-name="Text_20_body" style:list-style-name="L9">
      <style:text-properties officeooo:rsid="00a5153c" officeooo:paragraph-rsid="00a5153c"/>
    </style:style>
    <style:style style:name="P66" style:family="paragraph" style:parent-style-name="Text_20_body" style:list-style-name="L9">
      <style:text-properties officeooo:rsid="00a6cf4c" officeooo:paragraph-rsid="00a6cf4c"/>
    </style:style>
    <style:style style:name="P67" style:family="paragraph" style:parent-style-name="Text_20_body" style:list-style-name="L9">
      <style:text-properties officeooo:rsid="00a85822" officeooo:paragraph-rsid="00a85822"/>
    </style:style>
    <style:style style:name="P68" style:family="paragraph" style:parent-style-name="Text_20_body" style:list-style-name="L9">
      <style:text-properties officeooo:rsid="00a8eaac" officeooo:paragraph-rsid="00a8eaac"/>
    </style:style>
    <style:style style:name="T1" style:family="text">
      <style:text-properties officeooo:rsid="00217233"/>
    </style:style>
    <style:style style:name="T2" style:family="text">
      <style:text-properties officeooo:rsid="002748d6"/>
    </style:style>
    <style:style style:name="T3" style:family="text">
      <style:text-properties officeooo:rsid="002d2212"/>
    </style:style>
    <style:style style:name="T4" style:family="text">
      <style:text-properties officeooo:rsid="0033c341"/>
    </style:style>
    <style:style style:name="T5" style:family="text">
      <style:text-properties officeooo:rsid="003569ff"/>
    </style:style>
    <style:style style:name="T6" style:family="text">
      <style:text-properties officeooo:rsid="00430484"/>
    </style:style>
    <style:style style:name="T7" style:family="text">
      <style:text-properties officeooo:rsid="00481727"/>
    </style:style>
    <style:style style:name="T8" style:family="text">
      <style:text-properties officeooo:rsid="0049d9f6"/>
    </style:style>
    <style:style style:name="T9" style:family="text">
      <style:text-properties officeooo:rsid="00603a33"/>
    </style:style>
    <style:style style:name="T10" style:family="text">
      <style:text-properties officeooo:rsid="00663908"/>
    </style:style>
    <style:style style:name="T11" style:family="text">
      <style:text-properties officeooo:rsid="00677da2"/>
    </style:style>
    <style:style style:name="T12" style:family="text">
      <style:text-properties officeooo:rsid="006b7510"/>
    </style:style>
    <style:style style:name="T13" style:family="text">
      <style:text-properties officeooo:rsid="007099ce"/>
    </style:style>
    <style:style style:name="T14" style:family="text">
      <style:text-properties officeooo:rsid="00727a4a"/>
    </style:style>
    <style:style style:name="T15" style:family="text">
      <style:text-properties officeooo:rsid="007684f8"/>
    </style:style>
    <style:style style:name="T16" style:family="text">
      <style:text-properties officeooo:rsid="007aac6a"/>
    </style:style>
    <style:style style:name="T17" style:family="text">
      <style:text-properties officeooo:rsid="007ba4b7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7ba4b7" style:font-style-asian="italic" style:font-style-complex="italic"/>
    </style:style>
    <style:style style:name="T20" style:family="text">
      <style:text-properties fo:font-style="italic" officeooo:rsid="007aac6a" style:font-style-asian="italic" style:font-style-complex="italic"/>
    </style:style>
    <style:style style:name="T21" style:family="text">
      <style:text-properties fo:font-style="italic" officeooo:rsid="008ceb71" style:font-style-asian="italic" style:font-style-complex="italic"/>
    </style:style>
    <style:style style:name="T22" style:family="text">
      <style:text-properties fo:font-style="italic" officeooo:rsid="0096d9de" style:font-style-asian="italic" style:font-style-complex="italic"/>
    </style:style>
    <style:style style:name="T23" style:family="text">
      <style:text-properties officeooo:rsid="008bad41"/>
    </style:style>
    <style:style style:name="T24" style:family="text">
      <style:text-properties fo:font-style="normal" officeooo:rsid="0096d9de" style:font-style-asian="normal" style:font-style-complex="normal"/>
    </style:style>
    <style:style style:name="T25" style:family="text">
      <style:text-properties officeooo:rsid="00939cf3"/>
    </style:style>
    <style:style style:name="T26" style:family="text">
      <style:text-properties officeooo:rsid="0096d9de"/>
    </style:style>
    <style:style style:name="T27" style:family="text">
      <style:text-properties officeooo:rsid="00985268"/>
    </style:style>
    <style:style style:name="T28" style:family="text">
      <style:text-properties officeooo:rsid="00a54d5a"/>
    </style:style>
    <style:style style:name="T29" style:family="text">
      <style:text-properties officeooo:rsid="00a6cf4c"/>
    </style:style>
    <style:style style:name="T30" style:family="text">
      <style:text-properties officeooo:rsid="00aa3e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itialization</text:h>
      <text:list text:style-name="L2">
        <text:list-item>
          <text:p text:style-name="P14">Initialize Game State</text:p>
          <text:list>
            <text:list-item>
              <text:p text:style-name="P15">Load Graphics</text:p>
              <text:list>
                <text:list-item>
                  <text:p text:style-name="P18">Read .svg files (load-animations)</text:p>
                  <text:list>
                    <text:list-item>
                      <text:p text:style-name="P19">player</text:p>
                    </text:list-item>
                    <text:list-item>
                      <text:p text:style-name="P19">ma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Initialize Game Loop</text:p>
          <text:list>
            <text:list-item>
              <text:p text:style-name="P16">Initialize Actions</text:p>
              <text:list>
                <text:list-item>
                  <text:p text:style-name="P20">jump</text:p>
                </text:list-item>
                <text:list-item>
                  <text:p text:style-name="P20">move up</text:p>
                </text:list-item>
                <text:list-item>
                  <text:p text:style-name="P20">move down</text:p>
                </text:list-item>
                <text:list-item>
                  <text:p text:style-name="P20">move left</text:p>
                </text:list-item>
                <text:list-item>
                  <text:p text:style-name="P20">move right</text:p>
                </text:list-item>
                <text:list-item>
                  <text:p text:style-name="P20">move xy</text:p>
                </text:list-item>
              </text:list>
            </text:list-item>
            <text:list-item>
              <text:p text:style-name="P16">Initialize Controllers</text:p>
              <text:list>
                <text:list-item>
                  <text:p text:style-name="P21">JInput initialization (.getControllers)</text:p>
                </text:list-item>
              </text:list>
            </text:list-item>
            <text:list-item>
              <text:p text:style-name="P16">Initialize Game State</text:p>
              <text:list>
                <text:list-item>
                  <text:p text:style-name="P22">global-forces (gravity {:acc-y -900}, etc.)</text:p>
                </text:list-item>
              </text:list>
            </text:list-item>
            <text:list-item>
              <text:p text:style-name="P16">Add Example Map</text:p>
              <text:list>
                <text:list-item>
                  <text:p text:style-name="P23">(map/make-map map-animations)</text:p>
                </text:list-item>
              </text:list>
            </text:list-item>
            <text:list-item>
              <text:p text:style-name="P16">Add Example Player</text:p>
              <text:list>
                <text:list-item>
                  <text:p text:style-name="P24">(player/make-player player-animations)</text:p>
                </text:list-item>
                <text:list-item>
                  <text:p text:style-name="P24">Start position eg. {:y 150}</text:p>
                </text:list-item>
              </text:list>
            </text:list-item>
            <text:list-item>
              <text:p text:style-name="P16">Start Threads</text:p>
              <text:list>
                <text:list-item>
                  <text:p text:style-name="P25">event-loop thread, <text:span text:style-name="T2">event queue dispatch</text:span></text:p>
                </text:list-item>
                <text:list-item>
                  <text:p text:style-name="P25">input-loop thread, <text:span text:style-name="T2">input queue dispatch</text:span></text:p>
                </text:list-item>
              </text:list>
            </text:list-item>
            <text:list-item>
              <text:p text:style-name="P16">Post Initial Game Event (game-loop)</text:p>
            </text:list-item>
          </text:list>
        </text:list-item>
        <text:list-item>
          <text:p text:style-name="P14">Make Main Window</text:p>
          <text:list>
            <text:list-item>
              <text:p text:style-name="P17">Create Main Window</text:p>
              <text:list>
                <text:list-item>
                  <text:p text:style-name="P17"><text:soft-page-break/>Title</text:p>
                </text:list-item>
                <text:list-item>
                  <text:p text:style-name="P17">Size</text:p>
                </text:list-item>
                <text:list-item>
                  <text:p text:style-name="P17">Callbacks</text:p>
                  <text:list>
                    <text:list-item>
                      <text:p text:style-name="P17">init</text:p>
                    </text:list-item>
                    <text:list-item>
                      <text:p text:style-name="P17">reshape</text:p>
                    </text:list-item>
                    <text:list-item>
                      <text:p text:style-name="P17">draw</text:p>
                    </text:list-item>
                    <text:list-item>
                      <text:p text:style-name="P17">dispose</text:p>
                    </text:list-item>
                    <text:list-item>
                      <text:p text:style-name="P17">key-down</text:p>
                    </text:list-item>
                    <text:list-item>
                      <text:p text:style-name="P17">key-up</text:p>
                    </text:list-item>
                    <text:list-item>
                      <text:p text:style-name="P17">debug <text:span text:style-name="T1">on/off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" text:outline-level="1">Event Loop</text:h>
      <text:list text:style-name="L6">
        <text:list-item>
          <text:p text:style-name="P43">while not :should-quit</text:p>
          <text:list>
            <text:list-item>
              <text:p text:style-name="P43">dequeue event</text:p>
            </text:list-item>
            <text:list-item>
              <text:p text:style-name="P43">assoc :game-state with call of function with args</text:p>
            </text:list-item>
          </text:list>
        </text:list-item>
      </text:list>
      <text:h text:style-name="P5" text:outline-level="1"><text:span text:style-name="T3">Input Loop</text:span></text:h>
      <text:list text:style-name="L7">
        <text:list-item>
          <text:p text:style-name="P44">while not :should-quit</text:p>
          <text:list>
            <text:list-item>
              <text:p text:style-name="P44">dequeue event</text:p>
              <text:list>
                <text:list-item>
                  <text:p text:style-name="P44">if :keyboard post keyboard event <text:span text:style-name="T12">to events queue</text:span></text:p>
                </text:list-item>
                <text:list-item>
                  <text:p text:style-name="P44">if :gamepad post gamepad event <text:span text:style-name="T12">to events queue</text:span></text:p>
                </text:list-item>
              </text:list>
            </text:list-item>
          </text:list>
        </text:list-item>
      </text:list>
      <text:h text:style-name="P4" text:outline-level="1">game-loop</text:h>
      <text:list text:style-name="L3">
        <text:list-item>
          <text:p text:style-name="P26">Update Time</text:p>
          <text:list>
            <text:list-item>
              <text:p text:style-name="P28">start-time (seconds)</text:p>
            </text:list-item>
            <text:list-item>
              <text:p text:style-name="P28">current-time (seconds)</text:p>
            </text:list-item>
            <text:list-item>
              <text:p text:style-name="P28">last-time-system (milliseconds)</text:p>
            </text:list-item>
            <text:list-item>
              <text:p text:style-name="P28">delta-time (seconds) ;; since last “Update Time” call</text:p>
            </text:list-item>
          </text:list>
        </text:list-item>
        <text:list-item>
          <text:p text:style-name="P26">Poll Controllers</text:p>
          <text:list>
            <text:list-item>
              <text:p text:style-name="P29">Generate events/gamepad-state-change events on event queue</text:p>
            </text:list-item>
          </text:list>
        </text:list-item>
        <text:list-item>
          <text:p text:style-name="P26">Update Objects</text:p>
          <text:list>
            <text:list-item>
              <text:p text:style-name="P30">Call :update-fn on each object</text:p>
            </text:list-item>
          </text:list>
        </text:list-item>
        <text:list-item>
          <text:p text:style-name="P26">Update Animations</text:p>
          <text:list>
            <text:list-item>
              <text:p text:style-name="P31">Set :active-frame on each object from object’s :active-animation</text:p>
            </text:list-item>
          </text:list>
        </text:list-item>
        <text:list-item>
          <text:p text:style-name="P26">Update Active Shapes</text:p>
          <text:list>
            <text:list-item>
              <text:p text:style-name="P32">For each :shape in :active-frame set :active-shapes<text:line-break/>[{:shape shape<text:line-break/> <text:s/>:transform (* (:transform object)<text:line-break/> <text:s text:c="15"/>(:transform <text:span text:style-name="T6">active-</text:span>frame))</text:p>
            </text:list-item>
          </text:list>
        </text:list-item>
        <text:list-item>
          <text:p text:style-name="P26">Update Physics Objects</text:p>
          <text:list>
            <text:list-item>
              <text:p text:style-name="P33">update-motion ;; <text:span text:style-name="T7">with acceleration set to </text:span><text:span text:style-name="T8">zero</text:span></text:p>
              <text:list>
                <text:list-item>
                  <text:p text:style-name="P34">apply global-forces</text:p>
                </text:list-item>
                <text:list-item>
                  <text:p text:style-name="P34">apply forces</text:p>
                </text:list-item>
                <text:list-item>
                  <text:p text:style-name="P34">apply dampers</text:p>
                </text:list-item>
                <text:list-item>
                  <text:p text:style-name="P34">update velocity</text:p>
                </text:list-item>
              </text:list>
            </text:list-item>
            <text:list-item>
              <text:p text:style-name="P33">move-object</text:p>
              <text:list>
                <text:list-item>
                  <text:p text:style-name="P35">Check for collision on motion swept object’s AABB</text:p>
                  <text:list>
                    <text:list-item>
                      <text:p text:style-name="P35">If collision</text:p>
                      <text:list>
                        <text:list-item>
                          <text:p text:style-name="P35">set velocity on collision axes to zero</text:p>
                        </text:list-item>
                        <text:list-item>
                          <text:p text:style-name="P36">if collision in y</text:p>
                          <text:list>
                            <text:list-item>
                              <text:p text:style-name="P36">if velocity-y is negative</text:p>
                              <text:list>
                                <text:list-item>
                                  <text:p text:style-name="P36"><text:soft-page-break/>:on-ground true</text:p>
                                </text:list-item>
                              </text:list>
                            </text:list-item>
                            <text:list-item>
                              <text:p text:style-name="P36">else :on-ground false</text:p>
                            </text:list-item>
                          </text:list>
                        </text:list-item>
                        <text:list-item>
                          <text:p text:style-name="P35">no change to position</text:p>
                        </text:list-item>
                      </text:list>
                    </text:list-item>
                    <text:list-item>
                      <text:p text:style-name="P35">If no collision</text:p>
                      <text:list>
                        <text:list-item>
                          <text:p text:style-name="P35">update position from velocity</text:p>
                        </text:list-item>
                        <text:list-item>
                          <text:p text:style-name="P35">if velocity-y is not zero, :on-ground fal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Post Game Event (game-loop) ;; ensure<text:span text:style-name="T4">s</text:span> continuous repeat <text:span text:style-name="T5">on event loop thread</text:span></text:p>
        </text:list-item>
      </text:list>
      <text:h text:style-name="P3" text:outline-level="1">JOGL Draw Loop</text:h>
      <text:list text:style-name="L4">
        <text:list-item>
          <text:p text:style-name="P37">disable depth test</text:p>
        </text:list-item>
        <text:list-item>
          <text:p text:style-name="P37">enable alpha blending</text:p>
        </text:list-item>
        <text:list-item>
          <text:p text:style-name="P37">draw :active-shapes</text:p>
          <text:list>
            <text:list-item>
              <text:p text:style-name="P38">model-matrix is (* frame-transform shape-transform)</text:p>
            </text:list-item>
            <text:list-item>
              <text:p text:style-name="P39">supported shapes with fill and stroke:</text:p>
              <text:list>
                <text:list-item>
                  <text:p text:style-name="P39">circle</text:p>
                </text:list-item>
                <text:list-item>
                  <text:p text:style-name="P39">ellipse</text:p>
                </text:list-item>
                <text:list-item>
                  <text:p text:style-name="P39">rect</text:p>
                </text:list-item>
                <text:list-item>
                  <text:p text:style-name="P39">line</text:p>
                </text:list-item>
                <text:list-item>
                  <text:p text:style-name="P39">triangle</text:p>
                </text:list-item>
              </text:list>
            </text:list-item>
          </text:list>
        </text:list-item>
        <text:list-item>
          <text:p text:style-name="P37">disable alpha blending</text:p>
        </text:list-item>
        <text:list-item>
          <text:p text:style-name="P37">disable depth test</text:p>
        </text:list-item>
      </text:list>
      <text:h text:style-name="P6" text:outline-level="1"><text:span text:style-name="T9">Current </text:span>SVG Support</text:h>
      <text:list text:style-name="L5">
        <text:list-item>
          <text:p text:style-name="P40">Graphics</text:p>
          <text:list>
            <text:list-item>
              <text:p text:style-name="P40">circle</text:p>
            </text:list-item>
            <text:list-item>
              <text:p text:style-name="P40">ellipse</text:p>
            </text:list-item>
            <text:list-item>
              <text:p text:style-name="P40">rect</text:p>
            </text:list-item>
            <text:list-item>
              <text:p text:style-name="P40">path ;; no fill</text:p>
            </text:list-item>
          </text:list>
        </text:list-item>
        <text:list-item>
          <text:p text:style-name="P40">Properties</text:p>
          <text:list>
            <text:list-item>
              <text:p text:style-name="P40">[solid] <text:s text:c="3"/>;; physics</text:p>
            </text:list-item>
          </text:list>
        </text:list-item>
        <text:list-item>
          <text:p text:style-name="P41">Styles</text:p>
          <text:list>
            <text:list-item>
              <text:p text:style-name="P41">display:none; <text:s text:c="2"/>;; <text:span text:style-name="T10">will not draw</text:span></text:p>
            </text:list-item>
          </text:list>
        </text:list-item>
        <text:list-item>
          <text:p text:style-name="P42">Transforms <text:s/>;; <text:span text:style-name="T11">including hierarchy</text:span></text:p>
          <text:list>
            <text:list-item>
              <text:p text:style-name="P42">translate</text:p>
            </text:list-item>
            <text:list-item>
              <text:p text:style-name="P42">scale</text:p>
            </text:list-item>
            <text:list-item>
              <text:p text:style-name="P42">rotate</text:p>
            </text:list-item>
            <text:list-item>
              <text:p text:style-name="P42">matrix</text:p>
            </text:list-item>
          </text:list>
        </text:list-item>
      </text:list>
      <text:h text:style-name="P7" text:outline-level="1">Threads</text:h>
      <table:table table:name="ThreadsTable" table:style-name="ThreadsTable">
        <table:table-column table:style-name="ThreadsTable.A" table:number-columns-repeated="3"/>
        <table:table-header-rows>
          <table:table-row>
            <table:table-cell table:style-name="ThreadsTable.A1" office:value-type="string">
              <text:p text:style-name="P13">JOGL (draw)</text:p>
            </table:table-cell>
            <table:table-cell table:style-name="ThreadsTable.A1" office:value-type="string">
              <text:p text:style-name="P13">Input</text:p>
            </table:table-cell>
            <table:table-cell table:style-name="ThreadsTable.A1" office:value-type="string">
              <text:p text:style-name="P13">Events</text:p>
            </table:table-cell>
          </table:table-row>
        </table:table-header-rows>
        <table:table-row>
          <table:table-cell table:style-name="ThreadsTable.A1" office:value-type="string">
            <text:p text:style-name="P9"><text:span text:style-name="T15">continuously </text:span>draws :active-shapes</text:p>
          </table:table-cell>
          <table:table-cell table:style-name="ThreadsTable.A1" office:value-type="string">
            <text:p text:style-name="P9">pull from input-queue</text:p>
            <text:p text:style-name="P9">push to events-queue</text:p>
            <text:p text:style-name="P9"/>
            <text:p text:style-name="P9">handles async keyboard events from <text:span text:style-name="T13">JOGL/NEWT</text:span></text:p>
          </table:table-cell>
          <table:table-cell table:style-name="ThreadsTable.A1" office:value-type="string">
            <text:p text:style-name="P10">pull from events-queue</text:p>
            <text:p text:style-name="P10">push to events-queue</text:p>
            <text:p text:style-name="P10"/>
            <text:p text:style-name="P10">handles:</text:p>
            <text:list text:style-name="L1">
              <text:list-item>
                <text:p text:style-name="P12">input controls</text:p>
              </text:list-item>
              <text:list-item>
                <text:p text:style-name="P11"><text:span text:style-name="T14">physics</text:span></text:p>
              </text:list-item>
              <text:list-item>
                <text:p text:style-name="P11"><text:span text:style-name="T14">object updates based on user input</text:span></text:p>
              </text:list-item>
            </text:list>
          </table:table-cell>
        </table:table-row>
      </table:table>
      <text:p text:style-name="P45"/>
      <text:h text:style-name="P8" text:outline-level="1">SVG Animation File Structure</text:h>
      <text:list text:style-name="L8">
        <text:list-item>
          <text:p text:style-name="P46">animation-*</text:p>
          <text:list>
            <text:list-item>
              <text:p text:style-name="P46">frame-#</text:p>
              <text:list>
                <text:list-item>
                  <text:p text:style-name="P46">shapes-#</text:p>
                  <text:list>
                    <text:list-item>
                      <text:p text:style-name="P49">some shape</text:p>
                    </text:list-item>
                    <text:list-item>
                      <text:p text:style-name="P49">some other shape</text:p>
                    </text:list-item>
                    <text:list-item>
                      <text:p text:style-name="P49">...</text:p>
                    </text:list-item>
                  </text:list>
                </text:list-item>
                <text:list-item>
                  <text:p text:style-name="P47">bounds-# [properties]<text:line-break/>&lt;!-- <text:span text:style-name="T16">must be a &lt;</text:span><text:span text:style-name="T20">rect/&gt;</text:span><text:span text:style-name="T16"> --&gt;<text:line-break/></text:span>&lt;!-- <text:span text:style-name="T17">supported properties: </text:span><text:span text:style-name="T19">solid</text:span><text:span text:style-name="T16"> --&gt;</text:span></text:p>
                </text:list-item>
              </text:list>
            </text:list-item>
          </text:list>
        </text:list-item>
      </text:list>
      <text:p text:style-name="P48"/>
      <text:p text:style-name="P50">Animations are labeled starting with “animation-”</text:p>
      <text:p text:style-name="P51">Frames of an animation are labeled starting with “frame-” followed by an integer</text:p>
      <text:p text:style-name="P51">Shapes can have any label but must be under the shapes group for the frame</text:p>
      <text:p text:style-name="P51">Bounds for the frame must be a rectangle, labeled “bounds-” followed by an integer that matches the frame group, child of the frame group</text:p>
      <text:p text:style-name="P52">Properties are in square brackets at the end of the label separated by spaces. <text:s/>Currently only <text:span text:style-name="T18">solid</text:span> is supported <text:span text:style-name="T23">and not very well</text:span>.</text:p>
      <text:p text:style-name="P53">Supported shape styles include: <text:span text:style-name="T21">stroke, stroke-width, fill, -opacity</text:span></text:p>
      <text:p text:style-name="P54">Stroke sizes are scaled with the shape.</text:p>
      <text:p text:style-name="P55">Fill only works with: <text:span text:style-name="T18">circle, ellipse, </text:span>and<text:span text:style-name="T18"> rect</text:span>. <text:s/><text:span text:style-name="T25">Solid colors only.</text:span></text:p>
      <text:p text:style-name="P56">Alpha is supported with the <text:span text:style-name="T18">-opacity</text:span> style</text:p>
      <text:p text:style-name="P57">Supported stroke-linecap: <text:span text:style-name="T18">butt</text:span> <text:span text:style-name="T27">only</text:span></text:p>
      <text:p text:style-name="P57">Supported stroke-linejoin: <text:span text:style-name="T22">miter</text:span><text:span text:style-name="T26"> </text:span><text:span text:style-name="T27">only</text:span></text:p>
      <text:p text:style-name="P57"><text:span text:style-name="T24"/></text:p>
      <text:h text:style-name="P1" text:outline-level="1">GLSL <text:span text:style-name="T26">S</text:span>haders</text:h>
      <text:list text:style-name="L9">
        <text:list-item>
          <text:p text:style-name="P58">Vertex</text:p>
          <text:list>
            <text:list-item>
              <text:p text:style-name="P58">circle-2d</text:p>
              <text:list>
                <text:list-item>
                  <text:p text:style-name="P61">supports fill and stroke</text:p>
                </text:list-item>
              </text:list>
            </text:list-item>
            <text:list-item>
              <text:p text:style-name="P58">ellipse-2d</text:p>
              <text:list>
                <text:list-item>
                  <text:p text:style-name="P61">supports fill and stroke</text:p>
                </text:list-item>
              </text:list>
            </text:list-item>
            <text:list-item>
              <text:p text:style-name="P58">line-2d</text:p>
              <text:list>
                <text:list-item>
                  <text:p text:style-name="P61">supports line color</text:p>
                </text:list-item>
              </text:list>
            </text:list-item>
            <text:list-item>
              <text:p text:style-name="P58">per-vertex-color</text:p>
              <text:list>
                <text:list-item>
                  <text:p text:style-name="P61">projected attribute position</text:p>
                </text:list-item>
                <text:list-item>
                  <text:p text:style-name="P61">attribute color pass through</text:p>
                </text:list-item>
              </text:list>
            </text:list-item>
            <text:list-item>
              <text:p text:style-name="P59">solid-color-alpha</text:p>
              <text:list>
                <text:list-item>
                  <text:p text:style-name="P61">projected attribute position</text:p>
                </text:list-item>
                <text:list-item>
                  <text:p text:style-name="P61">uniform color pass through</text:p>
                </text:list-item>
              </text:list>
            </text:list-item>
            <text:list-item>
              <text:p text:style-name="P59">triangle-2d</text:p>
              <text:list>
                <text:list-item>
                  <text:p text:style-name="P62">projected points a, b, c</text:p>
                </text:list-item>
                <text:list-item>
                  <text:p text:style-name="P62">uniform fill color</text:p>
                </text:list-item>
              </text:list>
            </text:list-item>
          </text:list>
        </text:list-item>
        <text:list-item>
          <text:p text:style-name="P58">Fragment</text:p>
          <text:list>
            <text:list-item>
              <text:p text:style-name="P60">circle-2d</text:p>
              <text:list>
                <text:list-item>
                  <text:p text:style-name="P63">supports fill and <text:span text:style-name="T29">line</text:span> width</text:p>
                </text:list-item>
              </text:list>
            </text:list-item>
            <text:list-item>
              <text:p text:style-name="P60">color-pass-through-alpha</text:p>
              <text:list>
                <text:list-item>
                  <text:p text:style-name="P64">color pass through</text:p>
                </text:list-item>
              </text:list>
            </text:list-item>
            <text:list-item>
              <text:p text:style-name="P60">color-pass-through</text:p>
              <text:list>
                <text:list-item>
                  <text:p text:style-name="P65"><text:span text:style-name="T28">RGB</text:span> color pass through (alpha = 1)</text:p>
                </text:list-item>
              </text:list>
            </text:list-item>
            <text:list-item>
              <text:p text:style-name="P60">ellipse-2d</text:p>
              <text:list>
                <text:list-item>
                  <text:p text:style-name="P66">supports fill and line width</text:p>
                </text:list-item>
              </text:list>
            </text:list-item>
            <text:list-item>
              <text:p text:style-name="P60">line-2d</text:p>
              <text:list>
                <text:list-item>
                  <text:p text:style-name="P67">supports line width</text:p>
                </text:list-item>
              </text:list>
            </text:list-item>
            <text:list-item>
              <text:p text:style-name="P60">triangle-2d</text:p>
              <text:list>
                <text:list-item>
                  <text:p text:style-name="P68"><text:soft-page-break/>solid fill <text:span text:style-name="T30">of a, b, c with single colo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2:53:37.905617289</meta:creation-date>
    <dc:date>2024-02-20T18:29:26.725288753</dc:date>
    <meta:editing-duration>PT5H34M44S</meta:editing-duration>
    <meta:editing-cycles>123</meta:editing-cycles>
    <meta:generator>LibreOffice/7.5.9.2$Linux_X86_64 LibreOffice_project/50$Build-2</meta:generator>
    <meta:document-statistic meta:table-count="1" meta:image-count="0" meta:object-count="0" meta:page-count="12" meta:paragraph-count="172" meta:word-count="738" meta:character-count="4285" meta:non-whitespace-character-count="3837"/>
  </office:meta>
</office:document-meta>
</file>